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" svg:font-family="'Arial Unicode M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18.805cm" fo:margin-left="-0.065cm" fo:margin-top="0cm" fo:margin-bottom="0cm" table:align="left" fo:background-color="#ced7e7" style:writing-mode="lr-tb">
        <style:background-image/>
      </style:table-properties>
    </style:style>
    <style:style style:name="Таблица1.A" style:family="table-column">
      <style:table-column-properties style:column-width="18.805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background-color="#d9d9d9" fo:padding="0.141cm" fo:border="0.5pt solid #000000">
        <style:background-image/>
      </style:table-cell-properties>
    </style:style>
    <style:style style:name="Таблица1.2" style:family="table-row">
      <style:table-row-properties style:min-row-height="6.227cm" fo:keep-together="auto"/>
    </style:style>
    <style:style style:name="Таблица1.A2" style:family="table-cell">
      <style:table-cell-properties fo:background-color="#ced7e7" fo:padding="0.141cm" fo:border="0.5pt solid #000000">
        <style:background-image/>
      </style:table-cell-properties>
    </style:style>
    <style:style style:name="Таблица1.3" style:family="table-row">
      <style:table-row-properties style:min-row-height="0.684cm" fo:keep-together="auto"/>
    </style:style>
    <style:style style:name="Таблица1.4" style:family="table-row">
      <style:table-row-properties style:min-row-height="4.242cm" fo:keep-together="auto"/>
    </style:style>
    <style:style style:name="P1" style:family="paragraph" style:parent-style-name="Standard">
      <style:text-properties fo:language="bg" fo:country="BG"/>
    </style:style>
    <style:style style:name="P2" style:family="paragraph" style:parent-style-name="Standard">
      <style:text-properties fo:color="#00000a" style:font-name="Consolas" fo:language="bg" fo:country="BG" style:text-underline-style="none" fo:font-weight="bold" style:font-name-asian="Consolas1" style:font-weight-asian="bold" style:font-name-complex="Consolas1" style:font-weight-complex="bold" loext:padding="0cm" loext:border="none"/>
    </style:style>
    <style:style style:name="P3" style:family="paragraph" style:parent-style-name="Standard">
      <style:paragraph-properties fo:margin-left="1.27cm" fo:margin-right="0cm" fo:text-indent="0cm" style:auto-text-indent="false"/>
    </style:style>
    <style:style style:name="P4" style:family="paragraph" style:parent-style-name="Standard">
      <style:paragraph-properties fo:margin-left="0.635cm" fo:margin-right="0cm" fo:text-indent="0cm" style:auto-text-indent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0000" style:font-name="Consolas" fo:font-size="10pt" fo:language="bg" fo:country="BG" style:font-name-asian="Times New Roman1" style:font-size-asian="10pt" style:font-size-complex="10pt" loext:padding="0cm" loext:border="none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color="#001080" style:font-name="Consolas" fo:font-size="10pt" fo:language="bg" fo:country="BG" style:font-name-asian="Times New Roman1" style:font-size-asian="10pt" style:font-size-complex="10pt" loext:padding="0cm" loext:border="none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style:font-name="Consolas" fo:font-size="10pt" fo:language="bg" fo:country="BG" style:font-name-asian="Times New Roman1" style:font-size-asian="10pt" style:font-size-complex="10pt" loext:padding="0cm" loext:border="none"/>
    </style:style>
    <style:style style:name="P8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03cm" fo:background-color="#ffffff"/>
      <style:text-properties fo:font-size="10pt" style:font-size-asian="10pt" style:font-size-complex="10pt" loext:padding="0cm" loext:border="none"/>
    </style:style>
    <style:style style:name="P9" style:family="paragraph" style:parent-style-name="Standard">
      <style:paragraph-properties fo:margin-top="0cm" fo:margin-bottom="0cm" loext:contextual-spacing="false" style:line-height-at-least="0.593cm"/>
      <style:text-properties fo:font-size="10pt" style:font-size-asian="10pt" style:font-size-complex="10pt" loext:padding="0cm" loext:border="none"/>
    </style:style>
    <style:style style:name="P10" style:family="paragraph" style:parent-style-name="Default">
      <style:paragraph-properties fo:margin-top="0cm" fo:margin-bottom="0cm" loext:contextual-spacing="false" style:line-height-at-least="0.635cm"/>
      <style:text-properties fo:font-size="10pt" style:font-size-asian="10pt" style:font-size-complex="10pt" loext:padding="0cm" loext:border="none"/>
    </style:style>
    <style:style style:name="P11" style:family="paragraph" style:parent-style-name="Heading_20_2" style:list-style-name="">
      <style:paragraph-properties fo:margin-left="0.751cm" fo:margin-right="0cm" fo:text-indent="-0.751cm" style:auto-text-indent="false"/>
    </style:style>
    <style:style style:name="P12" style:family="paragraph" style:parent-style-name="Header">
      <style:paragraph-properties fo:margin-left="0cm" fo:margin-right="0cm" fo:text-indent="-2cm" style:auto-text-indent="false"/>
    </style:style>
    <style:style style:name="P13" style:family="paragraph" style:parent-style-name="Code">
      <style:paragraph-properties fo:margin-top="0cm" fo:margin-bottom="0cm" loext:contextual-spacing="false" fo:line-height="100%" fo:text-align="center" style:justify-single-word="false"/>
    </style:style>
    <style:style style:name="P14" style:family="paragraph" style:parent-style-name="Code">
      <style:paragraph-properties fo:margin-top="0.141cm" fo:margin-bottom="0cm" loext:contextual-spacing="false"/>
      <style:text-properties fo:font-size="10pt" style:font-size-asian="10pt" style:font-size-complex="10pt" loext:padding="0cm" loext:border="none"/>
    </style:style>
    <style:style style:name="P15" style:family="paragraph" style:parent-style-name="Frame_20_contents">
      <style:paragraph-properties fo:margin-top="0cm" fo:margin-bottom="0cm" loext:contextual-spacing="false" fo:line-height="100%"/>
    </style:style>
    <style:style style:name="P16" style:family="paragraph" style:parent-style-name="Frame_20_contents">
      <style:paragraph-properties fo:margin-top="0.071cm" fo:margin-bottom="0.176cm" loext:contextual-spacing="false" fo:line-height="100%"/>
    </style:style>
    <style:style style:name="P17" style:family="paragraph" style:parent-style-name="Frame_20_contents">
      <style:paragraph-properties fo:margin-left="1cm" fo:margin-right="0cm" fo:line-height="100%" fo:text-indent="0.501cm" style:auto-text-indent="false"/>
    </style:style>
    <style:style style:name="P18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P19" style:family="paragraph" style:parent-style-name="Body_20_A">
      <style:paragraph-properties fo:text-align="start" style:justify-single-word="false"/>
    </style:style>
    <style:style style:name="P20" style:family="paragraph" style:parent-style-name="Body_20_A" style:list-style-name="WWNum47">
      <style:paragraph-properties fo:text-align="start" style:justify-single-word="false"/>
    </style:style>
    <style:style style:name="P21" style:family="paragraph" style:parent-style-name="Body_20_A" style:list-style-name="WWNum44">
      <style:paragraph-properties fo:text-align="start" style:justify-single-word="false"/>
    </style:style>
    <style:style style:name="P22" style:family="paragraph" style:parent-style-name="Body_20_A" style:list-style-name="WWNum45">
      <style:paragraph-properties fo:text-align="start" style:justify-single-word="false"/>
    </style:style>
    <style:style style:name="P23" style:family="paragraph" style:parent-style-name="Body_20_A" style:list-style-name="WWNum46">
      <style:paragraph-properties fo:text-align="start" style:justify-single-word="false"/>
    </style:style>
    <style:style style:name="P24" style:family="paragraph" style:parent-style-name="Body_20_A">
      <style:text-properties fo:language="bg" fo:country="BG"/>
    </style:style>
    <style:style style:name="P25" style:family="paragraph" style:parent-style-name="Body_20_A">
      <style:paragraph-properties fo:text-align="start" style:justify-single-word="false"/>
      <style:text-properties fo:language="bg" fo:country="BG" fo:font-weight="normal" style:font-weight-asian="normal" style:font-weight-complex="normal"/>
    </style:style>
    <style:style style:name="P26" style:family="paragraph" style:parent-style-name="Body_20_A">
      <style:paragraph-properties fo:text-align="start" style:justify-single-word="false"/>
      <style:text-properties fo:language="bg" fo:country="BG"/>
    </style:style>
    <style:style style:name="P27" style:family="paragraph" style:parent-style-name="Body_20_A">
      <style:paragraph-properties fo:line-height="150%"/>
    </style:style>
    <style:style style:name="P28" style:family="paragraph" style:parent-style-name="Body_20_A">
      <loext:graphic-properties draw:fill="solid" draw:fill-color="#ffffff"/>
      <style:paragraph-properties fo:text-align="start" style:justify-single-word="false" fo:background-color="#ffffff" fo:padding="0cm" fo:border="0.51pt solid #000000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5.709cm"/>
        </style:tab-stops>
      </style:paragraph-properties>
    </style:style>
    <style:style style:name="P29" style:family="paragraph" style:parent-style-name="Body_20_A">
      <style:paragraph-properties fo:margin-left="1.27cm" fo:margin-right="0cm" fo:text-indent="0cm" style:auto-text-indent="false"/>
    </style:style>
    <style:style style:name="P30" style:family="paragraph" style:parent-style-name="Body_20_A">
      <style:paragraph-properties fo:margin-left="1.27cm" fo:margin-right="0cm" fo:line-height="150%" fo:text-indent="0cm" style:auto-text-indent="false"/>
    </style:style>
    <style:style style:name="P31" style:family="paragraph" style:parent-style-name="Body_20_A">
      <style:paragraph-properties fo:margin-left="1.27cm" fo:margin-right="0cm" fo:text-indent="0cm" style:auto-text-indent="false"/>
      <style:text-properties fo:language="bg" fo:country="BG" fo:font-weight="normal" style:font-weight-asian="normal" style:font-weight-complex="normal"/>
    </style:style>
    <style:style style:name="P32" style:family="paragraph" style:parent-style-name="Heading_20_1" style:master-page-name="Standard">
      <style:paragraph-properties fo:text-align="center" style:justify-single-word="false" style:page-number="auto"/>
    </style:style>
    <style:style style:name="P33" style:family="paragraph" style:parent-style-name="List_20_Paragraph" style:list-style-name="WWNum41">
      <style:paragraph-properties fo:margin-top="0.141cm" fo:margin-bottom="0.212cm" loext:contextual-spacing="false" fo:padding="0cm" fo:border="none"/>
    </style:style>
    <style:style style:name="P34" style:family="paragraph" style:parent-style-name="List_20_Paragraph">
      <style:paragraph-properties fo:margin-top="0.141cm" fo:margin-bottom="0.212cm" loext:contextual-spacing="false" fo:padding="0cm" fo:border="none"/>
      <style:text-properties style:font-name="Consolas" fo:language="bg" fo:country="BG" fo:font-weight="bold" style:font-name-asian="Consolas1" style:font-weight-asian="bold" style:font-name-complex="Consolas1" style:font-weight-complex="bold"/>
    </style:style>
    <style:style style:name="P35" style:family="paragraph" style:parent-style-name="List_20_Paragraph" style:list-style-name="WWNum43">
      <style:paragraph-properties fo:margin-top="0.141cm" fo:margin-bottom="0.212cm" loext:contextual-spacing="false" fo:padding="0cm" fo:border="none"/>
    </style:style>
    <style:style style:name="P36" style:family="paragraph" style:parent-style-name="List_20_Paragraph">
      <style:paragraph-properties fo:margin-left="1.905cm" fo:margin-right="0cm" fo:text-indent="0cm" style:auto-text-indent="false"/>
    </style:style>
    <style:style style:name="P37" style:family="paragraph" style:parent-style-name="List_20_Paragraph" style:list-style-name="WWNum44">
      <style:paragraph-properties fo:margin-left="1.905cm" fo:margin-right="0cm" fo:text-indent="-0.635cm" style:auto-text-indent="false"/>
    </style:style>
    <style:style style:name="P3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language="bg" fo:country="BG" style:font-size-asian="26pt" style:font-size-complex="26pt"/>
    </style:style>
    <style:style style:name="T3" style:family="text">
      <style:text-properties fo:language="bg" fo:country="BG"/>
    </style:style>
    <style:style style:name="T4" style:family="text">
      <style:text-properties fo:language="bg" fo:country="BG" fo:font-weight="normal" style:font-weight-asian="normal" style:font-weight-complex="normal"/>
    </style:style>
    <style:style style:name="T5" style:family="text">
      <style:text-properties fo:language="bg" fo:country="BG" fo:background-color="#ffffff" loext:char-shading-value="0"/>
    </style:style>
    <style:style style:name="T6" style:family="text">
      <style:text-properties fo:color="#000080" fo:language="en" fo:country="US" style:text-underline-style="none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complex="Calibri1"/>
    </style:style>
    <style:style style:name="T9" style:family="text">
      <style:text-properties fo:color="#808080" fo:language="en" fo:country="US" fo:font-style="italic" style:text-underline-style="none" style:font-style-asian="italic" style:font-style-complex="italic"/>
    </style:style>
    <style:style style:name="T10" style:family="text">
      <style:text-properties fo:color="#0073bf" fo:language="en" fo:country="US" fo:font-style="italic" style:text-underline-style="none" style:font-style-asian="italic" style:font-style-complex="italic"/>
    </style:style>
    <style:style style:name="T11" style:family="text">
      <style:text-properties fo:color="#000000" style:font-name="Calibri" fo:language="en" fo:country="US" style:text-underline-style="none" fo:font-weight="normal" style:letter-kerning="true" style:font-name-asian="Arial Unicode MS1" style:font-weight-asian="normal" style:font-name-complex="Arial Unicode MS1" style:font-weight-complex="normal"/>
    </style:style>
    <style:style style:name="T12" style:family="text">
      <style:text-properties fo:color="#000000" style:font-name="Calibri" fo:language="bg" fo:country="BG" style:text-underline-style="none" fo:font-weight="normal" style:letter-kerning="true" style:font-name-asian="Arial Unicode MS1" style:font-weight-asian="normal" style:font-name-complex="Arial Unicode MS1" style:font-weight-complex="normal"/>
    </style:style>
    <style:style style:name="T13" style:family="text">
      <style:text-properties fo:color="#000000" style:font-name="Calibri" fo:font-size="10.5pt" fo:language="en" fo:country="US" style:text-underline-style="none" fo:font-weight="normal" style:font-size-asian="10.5pt" style:font-weight-asian="normal" style:font-size-complex="10.5pt" style:font-weight-complex="normal"/>
    </style:style>
    <style:style style:name="T14" style:family="text">
      <style:text-properties fo:color="#000000" style:font-name="Consolas" style:font-name-asian="Times New Roman1"/>
    </style:style>
    <style:style style:name="T15" style:family="text">
      <style:text-properties fo:color="#000000" style:font-name="Consolas" fo:language="bg" fo:country="BG" style:font-name-asian="Times New Roman1"/>
    </style:style>
    <style:style style:name="T16" style:family="text">
      <style:text-properties style:font-name="Calibri"/>
    </style:style>
    <style:style style:name="T17" style:family="text">
      <style:text-properties style:font-name="Calibri" fo:language="en" fo:country="US" fo:font-weight="normal" style:font-weight-asian="normal" style:font-weight-complex="normal"/>
    </style:style>
    <style:style style:name="T18" style:family="text">
      <style:text-properties style:font-name="Calibri" fo:language="en" fo:country="US" style:font-name-complex="Calibri1"/>
    </style:style>
    <style:style style:name="T19" style:family="text">
      <style:text-properties style:font-name="Calibri" fo:language="en" fo:country="US" style:font-weight-complex="normal"/>
    </style:style>
    <style:style style:name="T20" style:family="text">
      <style:text-properties style:font-name="Calibri" fo:language="bg" fo:country="BG" fo:font-weight="normal" style:font-weight-asian="normal" style:font-weight-complex="normal"/>
    </style:style>
    <style:style style:name="T21" style:family="text">
      <style:text-properties style:font-name="Calibri" fo:language="bg" fo:country="BG" style:font-name-complex="Calibri1"/>
    </style:style>
    <style:style style:name="T22" style:family="text">
      <style:text-properties style:font-name="Calibri" style:font-name-asian="Consolas1" style:font-name-complex="Consolas1"/>
    </style:style>
    <style:style style:name="T23" style:family="text">
      <style:text-properties style:font-name="Calibri" fo:font-weight="normal" style:font-weight-asian="normal" style:font-name-complex="Calibri1"/>
    </style:style>
    <style:style style:name="T24" style:family="text">
      <style:text-properties style:font-name="Calibri" style:font-name-complex="Calibri1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name-asian="Consolas1" style:font-weight-asian="bold" style:font-name-complex="Calibri1" style:font-weight-complex="bold"/>
    </style:style>
    <style:style style:name="T28" style:family="text">
      <style:text-properties style:font-name="Consolas"/>
    </style:style>
    <style:style style:name="T29" style:family="text">
      <style:text-properties style:font-name="Consolas" style:font-name-asian="Consolas1" style:font-name-complex="Consolas1"/>
    </style:style>
    <style:style style:name="T30" style:family="text">
      <style:text-properties style:font-name="Consolas" fo:language="bg" fo:country="BG"/>
    </style:style>
    <style:style style:name="T31" style:family="text">
      <style:text-properties style:font-name="Consolas" fo:language="bg" fo:country="BG" fo:font-weight="bold" style:font-name-asian="Consolas1" style:font-weight-asian="bold" style:font-name-complex="Consolas1" style:font-weight-complex="bold"/>
    </style:style>
    <style:style style:name="T32" style:family="text">
      <style:text-properties style:font-name="Consolas" fo:language="bg" fo:country="BG" fo:font-weight="bold" style:font-name-asian="Times New Roman1" style:font-weight-asian="bold" style:font-name-complex="Segoe UI"/>
    </style:style>
    <style:style style:name="T33" style:family="text">
      <style:text-properties style:font-name="Consolas" fo:language="bg" fo:country="BG" style:font-name-asian="Consolas1" style:font-name-complex="Consolas1"/>
    </style:style>
    <style:style style:name="T34" style:family="text">
      <style:text-properties style:font-name="Consolas" fo:font-weight="bold" style:font-name-asian="Consolas1" style:font-weight-asian="bold" style:font-name-complex="Consolas1" style:font-weight-complex="bold"/>
    </style:style>
    <style:style style:name="T35" style:family="text">
      <style:text-properties style:font-name="Consolas" fo:font-weight="bold" style:font-weight-asian="bold"/>
    </style:style>
    <style:style style:name="T36" style:family="text">
      <style:text-properties style:font-name="Consolas" fo:font-weight="bold" style:font-name-asian="Times New Roman1" style:font-weight-asian="bold" style:font-name-complex="Segoe UI"/>
    </style:style>
    <style:style style:name="T37" style:family="text">
      <style:text-properties style:use-window-font-color="true" style:font-name="Calibri" style:font-name-asian="Calibri1" style:font-name-complex="Arial" loext:padding="0cm" loext:border="none"/>
    </style:style>
    <style:style style:name="T38" style:family="text">
      <style:text-properties style:use-window-font-color="true" style:font-name="Calibri" style:font-name-asian="Calibri1" style:font-name-complex="Arial" style:font-weight-complex="normal" loext:padding="0cm" loext:border="none"/>
    </style:style>
    <style:style style:name="T39" style:family="text">
      <style:text-properties style:use-window-font-color="true" style:font-name="Calibri" fo:font-weight="normal" style:font-name-asian="Calibri1" style:font-weight-asian="normal" style:font-name-complex="Arial" style:font-weight-complex="normal" loext:padding="0cm" loext:border="none"/>
    </style:style>
    <style:style style:name="T40" style:family="text">
      <style:text-properties style:use-window-font-color="true" style:font-name="Calibri" fo:font-weight="normal" style:font-name-asian="Calibri1" style:font-weight-asian="normal" style:font-name-complex="Arial" loext:padding="0cm" loext:border="none"/>
    </style:style>
    <style:style style:name="T41" style:family="text">
      <style:text-properties style:use-window-font-color="true" style:font-name="Calibri" fo:language="bg" fo:country="BG" style:font-name-asian="Calibri1" style:font-name-complex="Arial" loext:padding="0cm" loext:border="none"/>
    </style:style>
    <style:style style:name="T42" style:family="text">
      <style:text-properties style:use-window-font-color="true" style:font-name="Calibri" fo:language="bg" fo:country="BG" style:font-name-asian="Calibri1" style:font-name-complex="Arial" style:font-weight-complex="normal" loext:padding="0cm" loext:border="none"/>
    </style:style>
    <style:style style:name="T43" style:family="text">
      <style:text-properties style:use-window-font-color="true" style:font-name="Calibri" fo:language="bg" fo:country="BG" fo:font-weight="normal" style:font-name-asian="Calibri1" style:font-weight-asian="normal" style:font-name-complex="Arial" style:font-weight-complex="normal" loext:padding="0cm" loext:border="none"/>
    </style:style>
    <style:style style:name="T44" style:family="text">
      <style:text-properties fo:font-weight="normal" style:font-weight-asian="normal"/>
    </style:style>
    <style:style style:name="T45" style:family="text">
      <style:text-properties style:font-name="Cambria" fo:font-weight="bold" style:font-name-asian="Consolas1" style:font-weight-asian="bold" style:font-name-complex="Consolas1" style:font-weight-complex="bold"/>
    </style:style>
    <style:style style:name="T46" style:family="text">
      <style:text-properties style:font-name-complex="Calibri1"/>
    </style:style>
    <style:style style:name="T47" style:family="text">
      <style:text-properties fo:color="#00000a" style:font-name="Consolas" style:text-underline-style="none" fo:font-weight="bold" style:font-name-asian="Consolas1" style:font-weight-asian="bold" style:font-name-complex="Consolas1" style:font-weight-complex="bold" loext:padding="0cm" loext:border="none"/>
    </style:style>
    <style:style style:name="T48" style:family="text">
      <style:text-properties fo:color="#00000a" style:font-name="Consolas" fo:language="bg" fo:country="BG" style:text-underline-style="none" fo:font-weight="bold" style:font-name-asian="Consolas1" style:font-weight-asian="bold" style:font-name-complex="Consolas1" style:font-weight-complex="bold" loext:padding="0cm" loext:border="none"/>
    </style:style>
    <style:style style:name="T49" style:family="text">
      <style:text-properties style:font-name="Helvetica" fo:font-size="10pt" style:font-name-asian="Arial Unicode MS1" style:font-size-asian="10pt" style:font-name-complex="Times New Roman1" style:font-size-complex="10pt" loext:padding="0cm" loext:border="none"/>
    </style:style>
    <style:style style:name="T50" style:family="text">
      <style:text-properties fo:color="#0000ff" style:font-name="Consolas" style:font-name-asian="Times New Roman1"/>
    </style:style>
    <style:style style:name="T51" style:family="text">
      <style:text-properties fo:color="#001080" style:font-name="Consolas" style:font-name-asian="Times New Roman1"/>
    </style:style>
    <style:style style:name="T52" style:family="text">
      <style:text-properties fo:color="#267f99" style:font-name="Consolas" style:font-name-asian="Times New Roman1"/>
    </style:style>
    <style:style style:name="T53" style:family="text">
      <style:text-properties fo:color="#a31515" style:font-name="Consolas" style:font-name-asian="Times New Roman1"/>
    </style:style>
    <style:style style:name="T54" style:family="text">
      <style:text-properties fo:color="#795e26" style:font-name="Consolas" style:font-name-asian="Times New Roman1"/>
    </style:style>
    <style:style style:name="T55" style:family="text">
      <style:text-properties fo:color="#098658" style:font-name="Consolas" style:font-name-asian="Times New Roman1"/>
    </style:style>
    <style:style style:name="T56" style:family="text">
      <style:text-properties fo:background-color="#ffffff" loext:char-shading-value="0"/>
    </style:style>
    <style:style style:name="T57" style:family="text">
      <style:text-properties style:font-name-asian="Times New Roman1" style:font-name-complex="Segoe UI"/>
    </style:style>
    <style:style style:name="T58" style:family="text">
      <style:text-properties fo:font-size="8.5pt" style:font-size-asian="8.5pt" style:font-size-complex="8.5pt"/>
    </style:style>
    <style:style style:name="T59" style:family="text">
      <style:text-properties fo:color="#0882de" fo:font-size="8.5pt" style:font-size-asian="8.5pt" style:font-size-complex="8.5pt"/>
    </style:style>
    <style:style style:name="T60" style:family="text">
      <style:text-properties fo:font-size="9pt" fo:language="bg" fo:country="BG" style:font-size-asian="9pt" style:font-size-complex="9pt"/>
    </style:style>
    <style:style style:name="T6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fr3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1">JS Advanced - Exam: 08.04.2020</text:span></text:h>
      <text:p text:style-name="Standard">Exam problems for the <text:a xlink:type="simple" xlink:href="https://softuni.bg/courses/javascript-advanced" text:style-name="ListLabel_20_110" text:visited-style-name="ListLabel_20_110"><text:span text:style-name="Internet_20_link">“JavaScript Advanced” course @ SoftUni</text:span></text:a>. </text:p>
      <text:h text:style-name="P11" text:outline-level="1">Problem 3. Bank</text:h>
      <text:p text:style-name="P28"><text:span text:style-name="None"><text:span text:style-name="T6">class </text:span></text:span><text:span text:style-name="None_20_A_20_A">Bank</text:span><text:span text:style-name="None"><text:span text:style-name="T7"> {</text:span></text:span><text:span text:style-name="None"><text:span text:style-name="T3"><text:line-break/> <text:s text:c="3"/></text:span></text:span><text:span text:style-name="None"><text:span text:style-name="T9">// </text:span></text:span><text:span text:style-name="None"><text:span text:style-name="T10">TODO: implement this class...</text:span></text:span><text:span text:style-name="None"><text:span text:style-name="T3"><text:line-break/></text:span></text:span><text:span text:style-name="None"><text:span text:style-name="T7">}</text:span></text:span></text:p>
      <text:h text:style-name="Heading_20_31" text:outline-level="2"><text:span text:style-name="None_20_B">Your Task</text:span></text:h>
      <text:p text:style-name="Body_20_A"><text:span text:style-name="None"><text:span text:style-name="T11">Write a Class Bank, Which Implements the Following Functionality:</text:span></text:span></text:p>
      <text:p text:style-name="P24"/>
      <text:h text:style-name="Heading_20_31" text:outline-level="2"><text:span text:style-name="None_20_B">Functionality</text:span></text:h>
      <text:h text:style-name="Heading_20_4" text:outline-level="4">constructor (bankName)</text:h>
      <text:p text:style-name="P19"><text:span text:style-name="None"><text:span text:style-name="T17">Receives </text:span></text:span><text:span text:style-name="None_20_A_20_A">1</text:span><text:span text:style-name="None"><text:span text:style-name="T17"> parameter at initialization of the class (bankName)</text:span></text:span><text:span text:style-name="None"><text:span text:style-name="T13">, and s</text:span></text:span><text:span text:style-name="None"><text:span text:style-name="T17">hould be set as private property.</text:span></text:span></text:p>
      <text:p text:style-name="Standard">Should have these <text:span text:style-name="T26">2</text:span> properties:</text:p>
      <text:list xml:id="list2886551854" text:style-name="WWNum41">
        <text:list-item>
          <text:p text:style-name="P33"><text:span text:style-name="None_20_B"><text:span text:style-name="T29">bankName</text:span></text:span><text:span text:style-name="None"><text:span text:style-name="T22"> - private property of type string </text:span></text:span></text:p>
        </text:list-item>
        <text:list-item>
          <text:p text:style-name="P33"><text:span text:style-name="None_20_B"><text:span text:style-name="T29">allCustomers</text:span></text:span><text:span text:style-name="None"><text:span text:style-name="T22"> - <text:s/>initially an </text:span></text:span><text:span text:style-name="None"><text:span text:style-name="T16">empty array</text:span></text:span></text:p>
        </text:list-item>
      </text:list>
      <text:p text:style-name="P34"/>
      <text:h text:style-name="Heading_20_4" text:outline-level="4"><text:span text:style-name="None"><text:span text:style-name="T29">newCustomer (customer)</text:span></text:span></text:h>
      <text:p text:style-name="P19"><text:span text:style-name="None_20_B"><text:span text:style-name="T37">The </text:span></text:span><text:span text:style-name="None_20_B"><text:span text:style-name="T39">customer</text:span></text:span><text:span text:style-name="None_20_B"><text:span text:style-name="T37"> is of type </text:span></text:span><text:span text:style-name="None_20_B"><text:span text:style-name="T39">object {firstName, lastName, personalId}.</text:span></text:span></text:p>
      <text:list xml:id="list3716366119" text:style-name="WWNum47">
        <text:list-item>
          <text:p text:style-name="P20"><text:span text:style-name="None_20_B"><text:span text:style-name="T39">Check if the customer is already a customer of the bank. If so you should </text:span></text:span><text:span text:style-name="None_20_B"><text:span text:style-name="T38">throw an Error</text:span></text:span><text:span text:style-name="None_20_B"><text:span text:style-name="T39">:</text:span></text:span></text:p>
        </text:list-item>
      </text:list>
      <text:p text:style-name="P27"><text:span text:style-name="None"><text:span text:style-name="T7">”{firstName} {lastName} is already our customer!”</text:span></text:span></text:p>
      <text:list xml:id="list131736973671962" text:continue-numbering="true" text:style-name="WWNum47">
        <text:list-item>
          <text:p text:style-name="P20"><text:span text:style-name="None_20_B"><text:span text:style-name="T40">Otherwise this function should </text:span></text:span><text:span text:style-name="None_20_B"><text:span text:style-name="T37">add</text:span></text:span><text:span text:style-name="None_20_B"><text:span text:style-name="T40"> the customer as new one and </text:span></text:span><text:span text:style-name="None_20_B"><text:span text:style-name="T37">return the customer</text:span></text:span><text:span text:style-name="None_20_B"><text:span text:style-name="T40"> details</text:span></text:span><text:span text:style-name="None_20_B"><text:span text:style-name="T37">.</text:span></text:span></text:p>
        </text:list-item>
      </text:list>
      <text:p text:style-name="P24"><text:span text:style-name="None_20_B"/></text:p>
      <text:h text:style-name="Heading_20_4" text:outline-level="4"><text:span text:style-name="None"><text:span text:style-name="T29">depositMoney (personalId, amount)</text:span></text:span></text:h>
      <text:p text:style-name="P19"><text:span text:style-name="None_20_A_20_A"><text:span text:style-name="T44">Both the</text:span></text:span><text:span text:style-name="None_20_A_20_A"> personalId </text:span><text:span text:style-name="None_20_A_20_A"><text:span text:style-name="T44">and the</text:span></text:span><text:span text:style-name="None_20_A_20_A"> amount are </text:span><text:span text:style-name="None"><text:span text:style-name="T8">numbers.</text:span></text:span></text:p>
      <text:list xml:id="list3066627026" text:style-name="WWNum43">
        <text:list-item>
          <text:p text:style-name="P35"><text:span text:style-name="None_20_B">Check if the given </text:span><text:span text:style-name="None"><text:span text:style-name="T34">personalId </text:span></text:span><text:span text:style-name="None_20_B">corresponds to a customer in the </text:span><text:span text:style-name="None"><text:span text:style-name="T45">customers</text:span></text:span><text:span text:style-name="None_20_B"> array, if not </text:span><text:span text:style-name="None_20_B"><text:span text:style-name="T25">throw a new error</text:span></text:span><text:span text:style-name="None_20_B">:</text:span></text:p>
        </text:list-item>
      </text:list>
      <text:p text:style-name="Body_20_A"><text:span text:style-name="None"><text:span text:style-name="T7">“We have no customer with this ID!”</text:span></text:span></text:p>
      <text:list xml:id="list131736597478455" text:continue-numbering="true" text:style-name="WWNum43">
        <text:list-item>
          <text:p text:style-name="P35"><text:span text:style-name="None_20_B">Otherwise </text:span><text:span text:style-name="None_20_B"><text:span text:style-name="T25">add the amount</text:span></text:span><text:span text:style-name="None_20_B"> to the corresponding customer in a property named </text:span><text:span text:style-name="None_20_B"><text:span text:style-name="T25">totalMoney</text:span></text:span><text:span text:style-name="None_20_B"> and </text:span><text:span text:style-name="None_20_B"><text:span text:style-name="T25">store the transaction information</text:span></text:span><text:span text:style-name="None_20_B"> to this customer (for more clarity see the example below and the hints), then </text:span><text:span text:style-name="None_20_B"><text:span text:style-name="T25">return the total money</text:span></text:span><text:span text:style-name="None_20_B"> of the corresponding customer and a dollar sign:</text:span></text:p>
        </text:list-item>
      </text:list>
      <text:p text:style-name="P29"><text:span text:style-name="None"><text:span text:style-name="T7">“{totalMoney}$”</text:span></text:span></text:p>
      <text:p text:style-name="P1"/>
      <text:p text:style-name="P1"/>
      <text:h text:style-name="Heading_20_4" text:outline-level="4"><text:soft-page-break/><text:span text:style-name="None"><text:span text:style-name="T29">withdrawMoney (personalId, amount)</text:span></text:span></text:h>
      <text:p text:style-name="P19"><text:span text:style-name="None_20_A_20_A"><text:span text:style-name="T23">Both the</text:span></text:span><text:span text:style-name="None_20_A_20_A"><text:span text:style-name="T24"> personalId </text:span></text:span><text:span text:style-name="None_20_A_20_A"><text:span text:style-name="T23">and the</text:span></text:span><text:span text:style-name="None_20_A_20_A"><text:span text:style-name="T24"> amount are </text:span></text:span><text:span text:style-name="None"><text:span text:style-name="T18">numbers.</text:span></text:span></text:p>
      <text:list xml:id="list131736851466092" text:continue-numbering="true" text:style-name="WWNum43">
        <text:list-item>
          <text:p text:style-name="P35"><text:span text:style-name="None_20_B">Check if the given </text:span><text:span text:style-name="None"><text:span text:style-name="T34">personalId </text:span></text:span><text:span text:style-name="None_20_B">corresponds to a customer in the </text:span><text:span text:style-name="None"><text:span text:style-name="T27">customers</text:span></text:span><text:span text:style-name="None_20_B"> array, if not </text:span><text:span text:style-name="None_20_B"><text:span text:style-name="T25">throw a new error</text:span></text:span><text:span text:style-name="None_20_B">:</text:span></text:p>
        </text:list-item>
      </text:list>
      <text:p text:style-name="P30"><text:span text:style-name="None"><text:span text:style-name="T7">“We have no customer with this ID!”</text:span></text:span></text:p>
      <text:list xml:id="list2148343803" text:style-name="WWNum44">
        <text:list-item>
          <text:p text:style-name="P21"><text:span text:style-name="None_20_B"><text:span text:style-name="T40">If there is a customer with the given </text:span></text:span><text:span text:style-name="None_20_B"><text:span text:style-name="T37">personalId</text:span></text:span><text:span text:style-name="None_20_B"><text:span text:style-name="T40">, check if the customer </text:span></text:span><text:span text:style-name="None_20_B"><text:span text:style-name="T37">has enough money</text:span></text:span><text:span text:style-name="None_20_B"><text:span text:style-name="T40"> in his account, to withdraw the given amount. If the money is not enough </text:span></text:span><text:span text:style-name="None_20_B"><text:span text:style-name="T37">throw a new error</text:span></text:span><text:span text:style-name="None_20_B"><text:span text:style-name="T40">:</text:span></text:span></text:p>
        </text:list-item>
      </text:list>
      <text:p text:style-name="P27"><text:span text:style-name="None"><text:span text:style-name="T7">“{firstName} {lastName} does not have enough money to withdraw that amount!”</text:span></text:span></text:p>
      <text:list xml:id="list131736509778728" text:continue-list="list131736851466092" text:style-name="WWNum43">
        <text:list-item>
          <text:p text:style-name="P35"><text:span text:style-name="None_20_B">Otherwise subtract the </text:span><text:span text:style-name="None_20_B"><text:span text:style-name="T35">amount</text:span></text:span><text:span text:style-name="None_20_B"> from the </text:span><text:span text:style-name="None_20_B"><text:span text:style-name="T35">totalMoney <text:s/></text:span></text:span><text:span text:style-name="None_20_B"><text:span text:style-name="T28">of the customer</text:span></text:span><text:span text:style-name="None_20_B"><text:span text:style-name="T35"> </text:span></text:span><text:span text:style-name="None_20_B">and store the </text:span><text:span text:style-name="None_20_B"><text:span text:style-name="T25">transaction information</text:span></text:span><text:span text:style-name="None_20_B"> to this customer, then </text:span><text:span text:style-name="None_20_B"><text:span text:style-name="T25">return the total money</text:span></text:span><text:span text:style-name="None_20_B"> of the corresponding customer and a dollar sign:</text:span></text:p>
        </text:list-item>
      </text:list>
      <text:p text:style-name="P29"><text:span text:style-name="None"><text:span text:style-name="T7">“{totalMoney}$”</text:span></text:span></text:p>
      <text:p text:style-name="P31"/>
      <text:h text:style-name="Heading_20_4" text:outline-level="4"><text:span text:style-name="None_20_B"><text:span text:style-name="T28">customerInfo (</text:span></text:span><text:span text:style-name="None"><text:span text:style-name="T29">personalId</text:span></text:span><text:span text:style-name="None_20_B"><text:span text:style-name="T28">)</text:span></text:span></text:h>
      <text:p text:style-name="P19"><text:span text:style-name="None"><text:span text:style-name="T17">The </text:span></text:span><text:span text:style-name="None_20_A_20_A">personalId </text:span><text:span text:style-name="None"><text:span text:style-name="T17">is of type </text:span></text:span><text:span text:style-name="None_20_A_20_A">number.</text:span></text:p>
      <text:list xml:id="list131735932394964" text:continue-numbering="true" text:style-name="WWNum43">
        <text:list-item>
          <text:p text:style-name="P35"><text:span text:style-name="None_20_B">Check if the given </text:span><text:span text:style-name="None"><text:span text:style-name="T34">personalId </text:span></text:span><text:span text:style-name="None_20_B">corresponds to a customer in the </text:span><text:span text:style-name="None"><text:span text:style-name="T27">customers</text:span></text:span><text:span text:style-name="None_20_B"><text:span text:style-name="T46"> </text:span></text:span><text:span text:style-name="None_20_B">array, if not </text:span><text:span text:style-name="None_20_B"><text:span text:style-name="T25">throw a new error</text:span></text:span><text:span text:style-name="None_20_B">:</text:span></text:p>
        </text:list-item>
      </text:list>
      <text:p text:style-name="Body_20_A"><text:span text:style-name="None"><text:span text:style-name="T7">“We have no customer with this ID!”</text:span></text:span></text:p>
      <text:list xml:id="list131735652439553" text:continue-list="list2148343803" text:style-name="WWNum44">
        <text:list-item>
          <text:p text:style-name="P21"><text:span text:style-name="None"><text:span text:style-name="T17">Otherwise </text:span></text:span><text:span text:style-name="None"><text:span text:style-name="T19">return the whole information</text:span></text:span><text:span text:style-name="None"><text:span text:style-name="T17"> for the customer in the following format:</text:span></text:span></text:p>
        </text:list-item>
      </text:list>
      <text:p text:style-name="P3"><text:span text:style-name="None"><text:span text:style-name="T34">“Bank name: {bankName}</text:span></text:span></text:p>
      <text:p text:style-name="P3"><text:span text:style-name="None"><text:span text:style-name="T34">Customer name: {firstName} {lastName}</text:span></text:span></text:p>
      <text:p text:style-name="P3"><text:span text:style-name="None"><text:span text:style-name="T34">Customer ID: {personalId}</text:span></text:span></text:p>
      <text:p text:style-name="P3"><text:span text:style-name="None"><text:span text:style-name="T34">Total Money: {totalMoney}$</text:span></text:span></text:p>
      <text:p text:style-name="P3"><text:span text:style-name="None"><text:span text:style-name="T34">Transactions:</text:span></text:span></text:p>
      <text:p text:style-name="P3"><text:span text:style-name="None"><text:span text:style-name="T34">n. </text:span></text:span><text:span text:style-name="None"><text:span text:style-name="T47">{firstName} {lastName} made deposit of {amount}$!</text:span></text:span></text:p>
      <text:p text:style-name="P36"><text:span text:style-name="None"><text:span text:style-name="T34">...</text:span></text:span></text:p>
      <text:list xml:id="list2589004786" text:style-name="WWNum45">
        <text:list-item>
          <text:p text:style-name="P22"><text:span text:style-name="None"><text:span text:style-name="T7">{firstName} {lastName} withdrew {amount}$!</text:span></text:span></text:p>
        </text:list-item>
      </text:list>
      <text:list xml:id="list211478727" text:style-name="WWNum46">
        <text:list-item>
          <text:p text:style-name="P23"><text:span text:style-name="None"><text:span text:style-name="T7">{firstName} {lastName} made deposit of {amount}$!”</text:span></text:span></text:p>
        </text:list-item>
      </text:list>
      <text:p text:style-name="P26"><text:span text:style-name="None"/></text:p>
      <text:p text:style-name="P4"><text:span text:style-name="None_20_B"><text:span text:style-name="T25">Transaction information </text:span></text:span><text:span text:style-name="None_20_B">contains information about:</text:span></text:p>
      <text:list xml:id="list131736321441224" text:continue-list="list131735652439553" text:style-name="WWNum44">
        <text:list-item>
          <text:p text:style-name="P37"><text:span text:style-name="None_20_B"><text:span text:style-name="T25">number</text:span></text:span><text:span text:style-name="None_20_B"> of the transaction in descending order;</text:span></text:p>
        </text:list-item>
        <text:list-item>
          <text:p text:style-name="P37"><text:span text:style-name="None_20_B"><text:span text:style-name="T25">names </text:span></text:span><text:span text:style-name="None_20_B">(firstName, lastName);</text:span></text:p>
        </text:list-item>
        <text:list-item>
          <text:p text:style-name="P37"><text:span text:style-name="None_20_B">if the transaction is </text:span><text:span text:style-name="None_20_B"><text:span text:style-name="T25">deposit/withdraw</text:span></text:span><text:span text:style-name="None_20_B">;</text:span></text:p>
        </text:list-item>
        <text:list-item>
          <text:p text:style-name="P37"><text:span text:style-name="None_20_B"><text:span text:style-name="T25">amount</text:span></text:span><text:span text:style-name="None_20_B"> of the transaction.</text:span></text:p>
        </text:list-item>
      </text:list>
      <text:p text:style-name="P25"><text:span text:style-name="None"/></text:p>
      <text:h text:style-name="Heading_20_31" text:outline-level="2"><text:span text:style-name="None_20_A">Examples</text:span></text:h>
      <text:p text:style-name="P19"><text:span text:style-name="None_20_B"><text:span text:style-name="T39">This is an example how the code is </text:span></text:span><text:span text:style-name="None_20_B"><text:span text:style-name="T38">intended to be used:</text:span>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3"><text:span text:style-name="None"><text:span text:style-name="T49">Sample code usage</text:span></text:span></text:p>
          </table:table-cell>
        </table:table-row>
        <text:soft-page-break/>
        <table:table-row table:style-name="Таблица1.2">
          <table:table-cell table:style-name="Таблица1.A2" office:value-type="string">
            <text:p text:style-name="P8"><text:span text:style-name="T50">let</text:span><text:span text:style-name="T51"> bank</text:span><text:span text:style-name="T14"> = </text:span><text:span text:style-name="T50">new</text:span><text:span text:style-name="T14"> </text:span><text:span text:style-name="T52">Bank</text:span><text:span text:style-name="T14">(</text:span><text:span text:style-name="T53">‘SoftUni Bank’</text:span><text:span text:style-name="T14">);</text:span></text:p>
            <text:p text:style-name="P5"/>
            <text:p text:style-name="P8"><text:span text:style-name="T51">console</text:span><text:span text:style-name="T14">.</text:span><text:span text:style-name="T54">log</text:span><text:span text:style-name="T14">(</text:span><text:span text:style-name="T51">bank</text:span><text:span text:style-name="T14">.</text:span><text:span text:style-name="T54">newCustomer</text:span><text:span text:style-name="T14">({</text:span><text:span text:style-name="T51">firstName</text:span><text:span text:style-name="T14">: </text:span><text:span text:style-name="T53">’Svetlin’</text:span><text:span text:style-name="T14">, </text:span><text:span text:style-name="T51">lastName</text:span><text:span text:style-name="T14">: </text:span><text:span text:style-name="T53">’Nakov’</text:span><text:span text:style-name="T14">, </text:span><text:span text:style-name="T51">personalId</text:span><text:span text:style-name="T14">: </text:span><text:span text:style-name="T55">6233267</text:span><text:span text:style-name="T14">}));</text:span></text:p>
            <text:p text:style-name="P8"><text:span text:style-name="T51">console</text:span><text:span text:style-name="T14">.</text:span><text:span text:style-name="T54">log</text:span><text:span text:style-name="T14">(</text:span><text:span text:style-name="T51">bank</text:span><text:span text:style-name="T14">.</text:span><text:span text:style-name="T54">newCustomer</text:span><text:span text:style-name="T14">({</text:span><text:span text:style-name="T51">firstName</text:span><text:span text:style-name="T14">: </text:span><text:span text:style-name="T53">’Mihaela’</text:span><text:span text:style-name="T14">, </text:span><text:span text:style-name="T51">lastName</text:span><text:span text:style-name="T14">: </text:span><text:span text:style-name="T53">’Mileva’</text:span><text:span text:style-name="T14">, </text:span><text:span text:style-name="T51">personalId</text:span><text:span text:style-name="T14">: </text:span><text:span text:style-name="T55">4151596</text:span><text:span text:style-name="T14">}));</text:span></text:p>
            <text:p text:style-name="P6"/>
            <text:p text:style-name="P8"><text:span text:style-name="T51">bank</text:span><text:span text:style-name="T14">.</text:span><text:span text:style-name="T54">depositMoney</text:span><text:span text:style-name="T14">(</text:span><text:span text:style-name="T55">6233267</text:span><text:span text:style-name="T14">, </text:span><text:span text:style-name="T55">250</text:span><text:span text:style-name="T14">);</text:span></text:p>
            <text:p text:style-name="P8"><text:span text:style-name="T51">console</text:span><text:span text:style-name="T14">.</text:span><text:span text:style-name="T54">log</text:span><text:span text:style-name="T14">(</text:span><text:span text:style-name="T51">bank</text:span><text:span text:style-name="T14">.</text:span><text:span text:style-name="T54">depositMoney</text:span><text:span text:style-name="T14">(</text:span><text:span text:style-name="T55">6233267</text:span><text:span text:style-name="T14">, </text:span><text:span text:style-name="T55">250</text:span><text:span text:style-name="T14">));</text:span></text:p>
            <text:p text:style-name="P8"><text:span text:style-name="T51">bank</text:span><text:span text:style-name="T14">.</text:span><text:span text:style-name="T54">depositMoney</text:span><text:span text:style-name="T14">(</text:span><text:span text:style-name="T55">4151596</text:span><text:span text:style-name="T14">,</text:span><text:span text:style-name="T55">555</text:span><text:span text:style-name="T14">);</text:span></text:p>
            <text:p text:style-name="P5"/>
            <text:p text:style-name="P8"><text:span text:style-name="T51">console</text:span><text:span text:style-name="T14">.</text:span><text:span text:style-name="T54">log</text:span><text:span text:style-name="T14">(</text:span><text:span text:style-name="T51">bank</text:span><text:span text:style-name="T14">.</text:span><text:span text:style-name="T54">withdrawMoney</text:span><text:span text:style-name="T14">(</text:span><text:span text:style-name="T55">6233267</text:span><text:span text:style-name="T14">, </text:span><text:span text:style-name="T55">125</text:span><text:span text:style-name="T14">));</text:span></text:p>
            <text:p text:style-name="P7"/>
            <text:p text:style-name="P8"><text:span text:style-name="T51">console</text:span><text:span text:style-name="T14">.</text:span><text:span text:style-name="T54">log</text:span><text:span text:style-name="T14">(</text:span><text:span text:style-name="T51">bank</text:span><text:span text:style-name="T14">.</text:span><text:span text:style-name="T54">customerInfo</text:span><text:span text:style-name="T14">(</text:span><text:span text:style-name="T55">6233267</text:span><text:span text:style-name="T14">));</text:span></text:p>
            <text:p text:style-name="P10"/>
          </table:table-cell>
        </table:table-row>
        <table:table-row table:style-name="Таблица1.3">
          <table:table-cell table:style-name="Таблица1.A1" office:value-type="string">
            <text:p text:style-name="P13"><text:span text:style-name="None"><text:span text:style-name="T49">Corresponding output</text:span></text:span></text:p>
          </table:table-cell>
        </table:table-row>
        <table:table-row table:style-name="Таблица1.4">
          <table:table-cell table:style-name="Таблица1.A2" office:value-type="string">
            <text:p text:style-name="P9"><text:span text:style-name="T36">{ firstName: ‘Svetlin’, lastName: ‘Nakov’, personalId: 6233267 } </text:span></text:p>
            <text:p text:style-name="P9"><text:span text:style-name="T36">{ firstName: ‘Mihaela’, lastName: ‘Mileva’, personalId: 4151596 }</text:span></text:p>
            <text:p text:style-name="P14"><text:span text:style-name="T56">500$</text:span></text:p>
            <text:p text:style-name="P14"><text:span text:style-name="T56">375$</text:span></text:p>
            <text:p text:style-name="P14">Bank name: SoftUni Bank</text:p>
            <text:p text:style-name="P14">Customer name: Svetlin Nakov</text:p>
            <text:p text:style-name="P14">Customer ID: 6<text:span text:style-name="T57">233267</text:span></text:p>
            <text:p text:style-name="P14">Total Money: 375$</text:p>
            <text:p text:style-name="P14">Transactions:</text:p>
            <text:p text:style-name="P14">3. Svetlin Nakov withdrew 125$!</text:p>
            <text:p text:style-name="P14">2. Svetlin Nakov made depostit of 250$!</text:p>
            <text:p text:style-name="P14">1. Svetlin Nakov made depostit of 250$!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 Unicode MS" svg:font-family="'Arial Unicode MS'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Helvetica" svg:font-family="Helvetica" style:font-family-generic="roman" style:font-pitch="variable"/>
    <style:font-face style:name="Helvetica Neue" svg:font-family="'Helvetica Neu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Body_20_A" style:display-name="Body A" style:family="paragraph" style:default-outline-level="">
      <style:paragraph-properties fo:margin-top="0.141cm" fo:margin-bottom="0.212cm" loext:contextual-spacing="false" fo:text-align="center" style:justify-single-word="false" fo:orphans="2" fo:widows="2" fo:padding="0cm" fo:border="none" style:writing-mode="lr-tb"/>
      <style:text-properties fo:color="#00000a" style:font-name="Consolas" fo:font-family="Consolas" style:font-family-generic="roman" style:font-pitch="variable" fo:language="da" fo:country="DK" style:text-underline-style="none" fo:font-weight="bold" style:font-name-asian="Consolas1" style:font-family-asian="Consolas" style:font-family-generic-asian="system" style:font-pitch-asian="variable" style:font-weight-asian="bold" style:font-name-complex="Consolas1" style:font-family-complex="Consolas" style:font-family-generic-complex="system" style:font-pitch-complex="variable" style:font-weight-complex="bold" loext:padding="0cm" loext:border="none"/>
    </style:style>
    <style:style style:name="Heading_20_31" style:display-name="Heading 31" style:family="paragraph" style:next-style-name="Body_20_A" style:default-outline-level="2" style:list-style-name="">
      <style:paragraph-properties fo:margin-top="0.212cm" fo:margin-bottom="0.071cm" loext:contextual-spacing="false" fo:text-align="start" style:justify-single-word="false" fo:keep-together="always" fo:orphans="2" fo:widows="2" fo:padding="0cm" fo:border="none" fo:keep-with-next="always" style:writing-mode="lr-tb"/>
      <style:text-properties fo:color="#8f400b" style:font-name="Helvetica" fo:font-family="Helvetica" style:font-family-generic="roman" style:font-pitch="variable" fo:font-size="16pt" style:text-underline-style="none" fo:font-weight="bold" style:font-name-asian="Arial Unicode MS1" style:font-family-asian="'Arial Unicode MS'" style:font-family-generic-asian="system" style:font-pitch-asian="variable" style:font-size-asian="16pt" style:font-weight-asian="bold" style:font-name-complex="Arial Unicode MS1" style:font-family-complex="'Arial Unicode MS'" style:font-family-generic-complex="system" style:font-pitch-complex="variable" style:font-size-complex="16pt" style:font-weight-complex="bold" loext:padding="0cm" loext:border="non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padding="0cm" fo:border="none" style:writing-mode="lr-tb"/>
      <style:text-properties fo:color="#000000" style:font-name="Helvetica Neue" fo:font-family="'Helvetica Neue'" style:font-family-generic="roman" style:font-pitch="variable" style:text-underline-style="non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 loext:padding="0cm" loext:border="non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None" style:family="text"/>
    <style:style style:name="None_20_A_20_A" style:display-name="None A A" style:family="text">
      <style:text-properties fo:language="en" fo:country="US"/>
    </style:style>
    <style:style style:name="None_20_B" style:display-name="None B" style:family="text">
      <style:text-properties fo:language="en" fo:country="US"/>
    </style:style>
    <style:style style:name="None_20_A" style:display-name="None A" style:family="text">
      <style:text-properties fo:language="en" fo:country="U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style:font-name="Consolas" fo:font-family="Consolas" style:font-family-generic="roman" style:font-pitch="variable" fo:letter-spacing="normal" fo:font-style="normal" fo:font-weight="bold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2" style:display-name="ListLabel 8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3" style:display-name="ListLabel 8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4" style:display-name="ListLabel 8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85" style:display-name="ListLabel 8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6" style:display-name="ListLabel 8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7" style:display-name="ListLabel 8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8" style:display-name="ListLabel 8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89" style:display-name="ListLabel 8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0" style:display-name="ListLabel 9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2" style:display-name="ListLabel 9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3" style:display-name="ListLabel 9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Symbol1" style:font-family-asian="Symbol" style:font-family-generic-asian="system" style:font-pitch-asian="variable" style:font-style-asian="normal" style:font-weight-asian="normal" style:font-name-complex="Symbol1" style:font-family-complex="Symbol" style:font-family-generic-complex="system" style:font-pitch-complex="variable" style:font-style-complex="normal" style:font-weight-complex="normal" style:text-scale="100%" style:font-relief="none"/>
    </style:style>
    <style:style style:name="ListLabel_20_94" style:display-name="ListLabel 9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5" style:display-name="ListLabel 9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6" style:display-name="ListLabel 9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7" style:display-name="ListLabel 9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8" style:display-name="ListLabel 9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9" style:display-name="ListLabel 9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0" style:display-name="ListLabel 10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1" style:display-name="ListLabel 10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1" style:font-family-asian="'Arial Unicode MS'" style:font-family-generic-asian="system" style:font-pitch-asian="variable" style:font-style-asian="normal" style:font-weight-asian="normal" style:font-name-complex="Arial Unicode MS1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fo:font-weight="normal" style:font-weight-asian="bold"/>
    </style:style>
    <style:style style:name="ListLabel_20_106" style:display-name="ListLabel 106" style:family="text">
      <style:text-properties fo:font-weight="normal" style:font-weight-asian="bold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66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69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72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7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75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7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78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8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81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8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84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8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8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8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90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9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93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 Unicode MS"/>
      </text:list-level-style-bullet>
      <text:list-level-style-bullet text:level="3" text:style-name="ListLabel_20_95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Arial Unicode MS"/>
      </text:list-level-style-bullet>
      <text:list-level-style-bullet text:level="4" text:style-name="ListLabel_20_96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Arial Unicode MS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Arial Unicode MS"/>
      </text:list-level-style-bullet>
      <text:list-level-style-bullet text:level="6" text:style-name="ListLabel_20_98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Arial Unicode MS"/>
      </text:list-level-style-bullet>
      <text:list-level-style-bullet text:level="7" text:style-name="ListLabel_20_99" style:num-suffix="•" text:bullet-char="•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Arial Unicode MS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Arial Unicode MS"/>
      </text:list-level-style-bullet>
      <text:list-level-style-bullet text:level="9" text:style-name="ListLabel_20_101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105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106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</style:style>
    <style:style style:name="MP3" style:family="paragraph" style:parent-style-name="Frame_20_contents">
      <style:paragraph-properties fo:margin-top="0.071cm" fo:margin-bottom="0.176cm" loext:contextual-spacing="false" fo:line-height="100%"/>
    </style:style>
    <style:style style:name="MP4" style:family="paragraph" style:parent-style-name="Frame_20_contents">
      <style:paragraph-properties fo:margin-left="1cm" fo:margin-right="0cm" fo:line-height="100%" fo:text-indent="0.501cm" style:auto-text-indent="false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 style:parent-style-name="Frame_20_contents">
      <style:paragraph-properties fo:margin-top="0.141cm" fo:margin-bottom="0cm" loext:contextual-spacing="false" fo:line-height="100%" fo:text-align="end" style:justify-single-word="false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cm" fo:padding-top="0cm" fo:padding-bottom="0cm" fo:border="0.06pt solid #000000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049cm" fo:padding-right="0.049cm" fo:padding-top="0.12cm" fo:padding-bottom="0.049cm" fo:border="0.06pt solid #000000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6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Mgr1" style:family="graphic">
      <style:graphic-properties draw:stroke="solid" svg:stroke-width="0.035cm" svg:stroke-color="#974706" draw:stroke-linejoin="round" draw:fill="solid" draw:fill-color="#ffffff" draw:textarea-horizontal-align="center" draw:textarea-vertical-align="top" fo:padding-top="0.018cm" fo:padding-bottom="0.018cm" fo:padding-left="0.018cm" fo:padding-right="0.018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3.875cm" svg:y="0.99cm" svg:width="1.416cm" svg:height="0.459cm" draw:z-index="8"><draw:text-box><text:p text:style-name="MP2"><text:span text:style-name="MT1">Follow us:</text:span></text:p></draw:text-box></draw:frame><draw:frame draw:style-name="Mfr2" text:anchor-type="char" svg:x="3.845cm" svg:y="0.247cm" svg:width="14.513cm" svg:height="1.427cm" draw:z-index="5"><draw:text-box><text:p text:style-name="MP3"><text:span text:style-name="MT1">© SoftUni – </text:span><text:a xlink:type="simple" xlink:href="https://softuni.org" text:style-name="ListLabel_20_111" text:visited-style-name="ListLabel_20_111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4"><draw:a xlink:type="simple" xlink:href="https://softuni.org"><draw:frame draw:style-name="Mfr3" draw:name="Picture 3" text:anchor-type="as-char" svg:width="0.499cm" svg:height="0.499cm" draw:z-index="17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3" draw:name="Picture 2" text:anchor-type="as-char" svg:width="0.499cm" svg:height="0.499cm" draw:z-index="20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3" draw:name="Picture 5" text:anchor-type="as-char" svg:width="0.499cm" svg:height="0.499cm" draw:z-index="23"><draw:image xlink:href="Pictures/1000020000000094000000940444C3C9D205423F.png" xlink:type="simple" xlink:show="embed" xlink:actuate="onLoad" loext:mime-type="image/png"/></draw:frame></draw:a><text:span text:style-name="MT4"><text:s text:c="3"/></text:span><draw:a xlink:type="simple" xlink:href="https://www.instagram.com/softuni_org"><draw:frame draw:style-name="Mfr3" draw:name="Picture 20" text:anchor-type="as-char" svg:width="0.499cm" svg:height="0.499cm" draw:z-index="26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3" draw:name="Picture 7" text:anchor-type="as-char" svg:width="0.499cm" svg:height="0.499cm" draw:z-index="29"><draw:image xlink:href="Pictures/100002000000009400000094885D4295E8021B8C.png" xlink:type="simple" xlink:show="embed" xlink:actuate="onLoad" loext:mime-type="image/png"/></draw:frame></draw:a><text:span text:style-name="MT4"><text:s text:c="2"/></text:span><draw:a xlink:type="simple" xlink:href="https://www.youtube.com/channel/UCqvOk8tYzfRS-eDy4vs3UyA"><draw:frame draw:style-name="Mfr3" draw:name="Picture 17" text:anchor-type="as-char" svg:width="0.499cm" svg:height="0.499cm" draw:z-index="32"><draw:image xlink:href="Pictures/100002000000009400000094183D941B7D80F4B0.png" xlink:type="simple" xlink:show="embed" xlink:actuate="onLoad" loext:mime-type="image/png"/></draw:frame></draw:a><text:span text:style-name="MT4"><text:s text:c="3"/></text:span><draw:a xlink:type="simple" xlink:href="https://www.linkedin.com/company/softuni/"><draw:frame draw:style-name="Mfr4" draw:name="Picture 21" text:anchor-type="as-char" svg:width="0.499cm" svg:height="0.499cm" draw:z-index="35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3" draw:name="Picture 22" text:anchor-type="as-char" svg:width="0.499cm" svg:height="0.499cm" draw:z-index="38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3" draw:name="Picture 23" text:anchor-type="as-char" svg:width="0.499cm" svg:height="0.499cm" draw:z-index="41"><draw:image xlink:href="Pictures/1000020000000094000000947840CCE6317D2720.png" xlink:type="simple" xlink:show="embed" xlink:actuate="onLoad" loext:mime-type="image/png"/></draw:frame></draw:a></text:p></draw:text-box></draw:frame><draw:a xlink:type="simple" xlink:href="https://softuni.org"><draw:frame draw:style-name="Mfr5" draw:name="Picture 1" text:anchor-type="char" svg:x="-0.03cm" svg:y="0.392cm" svg:width="3.48cm" svg:height="1.201cm" draw:z-index="14"><draw:image xlink:href="Pictures/10000200000002F4000001063CDF15509538B8F8.png" xlink:type="simple" xlink:show="embed" xlink:actuate="onLoad" loext:mime-type="image/png"/></draw:frame></draw:a><draw:line text:anchor-type="char" draw:z-index="2" draw:name="Straight Connector 19" draw:style-name="Mgr1" draw:text-style-name="MP5" svg:x1="-0.002cm" svg:y1="0.183cm" svg:x2="18.371cm" svg:y2="0.183cm"><text:p/></draw:line><draw:frame draw:style-name="Mfr6" text:anchor-type="char" svg:x="15.686cm" svg:y="0.951cm" svg:width="2.501cm" svg:height="0.561cm" draw:z-index="11"><draw:text-box><text:p text:style-name="MP6"><text:span text:style-name="MT4">Page </text:span><text:span text:style-name="MT4"><text:page-number text:select-page="current">3</text:page-number></text:span><text:span text:style-name="MT4"><text:s/>of </text:span><text:span text:style-name="MT4"><text:page-count>3</text:page-count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S Advanced - Retake Exam JS Advanced</dc:title>
    <dc:subject>JS Advanced – Exam Retake @ SoftUni</dc:subject>
    <meta:initial-creator>Software University</meta:initial-creator>
    <meta:keyword>Course</meta:keyword>
    <meta:keyword>Name</meta:keyword>
    <meta:keyword>Technology</meta:keyword>
    <meta:keyword>Level</meta:keyword>
    <meta:keyword>Advanced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Dimitar Tanasi</dc:creator>
    <meta:editing-cycles>2</meta:editing-cycles>
    <meta:print-date>2015-10-26T22:35:00</meta:print-date>
    <meta:creation-date>2021-01-13T15:41:00</meta:creation-date>
    <dc:date>2021-01-13T15:41:00</dc:date>
    <meta:editing-duration>PT1M</meta:editing-duration>
    <meta:generator>LibreOffice/6.1.3.2$Windows_X86_64 LibreOffice_project/86daf60bf00efa86ad547e59e09d6bb77c699acb</meta:generator>
    <meta:document-statistic meta:table-count="1" meta:image-count="10" meta:object-count="0" meta:page-count="3" meta:paragraph-count="78" meta:word-count="554" meta:character-count="3777" meta:non-whitespace-character-count="3284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education;software engineering;software development</meta:user-defined>
    <meta:template xlink:type="simple" xlink:actuate="onRequest" xlink:title="Normal.dotm" xlink:href=""/>
  </office:meta>
</office:document-meta>
</file>